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Text_20_body">
      <style:text-properties officeooo:rsid="001cd1e9" officeooo:paragraph-rsid="001cd1e9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Text_20_body" style:list-style-name="WW8Num7">
      <style:text-properties officeooo:rsid="001b24b7" officeooo:paragraph-rsid="001b24b7"/>
    </style:style>
    <style:style style:name="P11" style:family="paragraph" style:parent-style-name="Text_20_body" style:list-style-name="WW8Num7">
      <style:text-properties officeooo:rsid="001cd1e9" officeooo:paragraph-rsid="001cd1e9"/>
    </style:style>
    <style:style style:name="P12" style:family="paragraph" style:parent-style-name="Text_20_body" style:list-style-name="WW8Num2">
      <style:text-properties officeooo:rsid="001cd1e9" officeooo:paragraph-rsid="001cd1e9"/>
    </style:style>
    <style:style style:name="P13" style:family="paragraph" style:parent-style-name="Text_20_body">
      <style:text-properties officeooo:rsid="0022bd1d" officeooo:paragraph-rsid="0022bd1d"/>
    </style:style>
    <style:style style:name="P14" style:family="paragraph" style:parent-style-name="Text_20_body" style:list-style-name="WW8Num7">
      <style:text-properties officeooo:rsid="0022bd1d" officeooo:paragraph-rsid="0022bd1d"/>
    </style:style>
    <style:style style:name="P15" style:family="paragraph" style:parent-style-name="Text_20_body" style:list-style-name="WW8Num7">
      <style:text-properties officeooo:rsid="002423b7" officeooo:paragraph-rsid="002423b7"/>
    </style:style>
    <style:style style:name="P16" style:family="paragraph" style:parent-style-name="Heading_20_2">
      <style:text-properties officeooo:rsid="001b24b7" officeooo:paragraph-rsid="001b24b7"/>
    </style:style>
    <style:style style:name="P17" style:family="paragraph" style:parent-style-name="Heading_20_2">
      <style:text-properties officeooo:rsid="001e058c" officeooo:paragraph-rsid="001e058c"/>
    </style:style>
    <style:style style:name="P18" style:family="paragraph" style:parent-style-name="Heading_20_2">
      <style:text-properties style:font-name="Times New Roman" fo:font-weight="normal" officeooo:rsid="001e058c" officeooo:paragraph-rsid="001e058c" style:font-weight-asian="normal" style:font-weight-complex="normal"/>
    </style:style>
    <style:style style:name="P19" style:family="paragraph" style:parent-style-name="Heading_20_1">
      <style:text-properties officeooo:rsid="001b24b7" officeooo:paragraph-rsid="001b24b7"/>
    </style:style>
    <style:style style:name="P20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1fb32b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bd1d" style:font-size-asian="10pt"/>
    </style:style>
    <style:style style:name="T7" style:family="text">
      <style:text-properties officeooo:rsid="001b24b7"/>
    </style:style>
    <style:style style:name="T8" style:family="text">
      <style:text-properties officeooo:rsid="001b15aa"/>
    </style:style>
    <style:style style:name="T9" style:family="text">
      <style:text-properties officeooo:rsid="001cd1e9"/>
    </style:style>
    <style:style style:name="T10" style:family="text">
      <style:text-properties officeooo:rsid="001e058c"/>
    </style:style>
    <style:style style:name="T11" style:family="text">
      <style:text-properties officeooo:rsid="0022bd1d"/>
    </style:style>
    <style:style style:name="T12" style:family="text">
      <style:text-properties officeooo:rsid="002423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8">Uber – Aplicativo de Passageiros</text:span><text:line-break/><text:span text:style-name="T7">UC004 – Abrir o menu</text:span></text:h>
      <text:h text:style-name="P19" text:outline-level="1">Breve descrição</text:h>
      <text:p text:style-name="P13">O usuário deseja abrir o menu para interagir com alguma opção contida nele.</text:p>
      <text:h text:style-name="P19" text:outline-level="1">Breve descrição dos atores</text:h>
      <text:h text:style-name="P16" text:outline-level="2">Usuário</text:h>
      <text:h text:style-name="P19" text:outline-level="1">Pré-condição</text:h>
      <text:p text:style-name="P7">- O usuário deve estar conectado a internet;</text:p>
      <text:p text:style-name="P7">- O usuário deve <text:span text:style-name="T11">estar logado no aplicativo.</text:span></text:p>
      <text:h text:style-name="P19" text:outline-level="1">Fluxo básico de eventos</text:h>
      <text:list xml:id="list5968869300992854698" text:style-name="WW8Num7">
        <text:list-item>
          <text:p text:style-name="P10">O caso se inicia quando o usuário <text:span text:style-name="T11">está na página inicial do aplicativo.</text:span></text:p>
        </text:list-item>
        <text:list-item>
          <text:p text:style-name="P14">O usuário aperta no botão localizado no canto inferior esquerdo na tela.</text:p>
        </text:list-item>
        <text:list-item>
          <text:p text:style-name="P15">O usuário conseguiu abrir o menu com sucesso.</text:p>
        </text:list-item>
        <text:list-item>
          <text:p text:style-name="P11">O caso de uso termina.</text:p>
        </text:list-item>
      </text:list>
      <text:h text:style-name="Heading_20_1" text:outline-level="1">P<text:span text:style-name="T10">ós-condição</text:span></text:h>
      <text:h text:style-name="P18" text:outline-level="2" text:is-list-header="true">- O usuário deve ter acesso às <text:span text:style-name="T12">funcionalidades do menu</text:span>.</text:h>
      <text:h text:style-name="P20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fo:font-size="10pt" officeooo:rsid="0022bd1d" style:font-size-asian="10pt"/>
    </style:style>
    <style:style style:name="MT5" style:family="text">
      <style:text-properties officeooo:rsid="001b24b7"/>
    </style:style>
    <style:style style:name="MT6" style:family="text">
      <style:text-properties officeooo:rsid="001b15aa"/>
    </style:style>
    <style:style style:name="MT7" style:family="text">
      <style:text-properties fo:font-size="10pt" officeooo:rsid="001fb32b" style:font-size-asian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</text:span><text:span text:style-name="MT4">4</text:span><text:span text:style-name="MT3"> – </text:span><text:span text:style-name="MT4">Abrir o menu</text:span></text:p>
            </table:table-cell>
            <table:table-cell table:style-name="Tabela2.B1" office:value-type="string">
              <text:p text:style-name="MP3"><text:s text:c="2"/>Dat<text:span text:style-name="MT5">a</text:span>: <text:s/><text:span text:style-name="MT6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7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2:32:50.609638034</dc:date>
    <meta:editing-cycles>8</meta:editing-cycles>
    <meta:editing-duration>PT32M51S</meta:editing-duration>
    <meta:generator>LibreOffice/5.1.6.2$Linux_X86_64 LibreOffice_project/10m0$Build-2</meta:generator>
    <meta:document-statistic meta:table-count="2" meta:image-count="0" meta:object-count="0" meta:page-count="1" meta:paragraph-count="19" meta:word-count="127" meta:character-count="706" meta:non-whitespace-character-count="601"/>
  </office:meta>
</office:document-meta>
</file>